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80000003FD58B6F8F.png" manifest:media-type="image/png"/>
  <manifest:file-entry manifest:full-path="Pictures/100000010000047C000001F5E6FAE9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 style:master-page-name="First_20_Page">
      <style:paragraph-properties fo:margin-left="0cm" fo:margin-right="0cm" fo:text-indent="0cm" style:auto-text-indent="false" style:page-number="auto"/>
      <style:text-properties style:font-name="Agency FB1" fo:font-size="40pt" style:font-size-asian="40pt" style:font-size-complex="40pt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style:font-name="Agency FB1" fo:font-size="40pt" style:font-size-asian="40pt" style:font-size-complex="40pt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5" style:family="paragraph" style:parent-style-name="Text_20_body">
      <style:paragraph-properties fo:text-align="end" style:justify-single-word="false"/>
      <style:text-properties officeooo:paragraph-rsid="001efcdd"/>
    </style:style>
    <style:style style:name="P6" style:family="paragraph" style:parent-style-name="Text_20_body">
      <style:paragraph-properties fo:text-align="end" style:justify-single-word="false"/>
      <style:text-properties fo:color="#004586" loext:opacity="100%" officeooo:paragraph-rsid="001efcd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4586" loext:opacity="100%" style:font-name="Agency FB1" fo:font-weight="bold" officeooo:paragraph-rsid="0007244d" style:font-weight-asian="bold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size="20pt" officeooo:rsid="0007244d" officeooo:paragraph-rsid="0007244d" style:font-size-asian="15pt" style:font-size-complex="17.1000003814697pt"/>
    </style:style>
    <style:style style:name="P9" style:family="paragraph" style:parent-style-name="Contents_20_Heading">
      <style:paragraph-properties fo:break-before="page"/>
      <style:text-properties fo:color="#004586" loext:opacity="100%" fo:font-size="21pt" fo:font-weight="bold" style:font-size-asian="21pt" style:font-weight-asian="bold" style:font-size-complex="21pt" style:font-weight-complex="bold"/>
    </style:style>
    <style:style style:name="P10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fo:color="#004586" loext:opacity="100%" style:font-name="Agency FB1" fo:font-size="20pt" fo:font-weight="bold" officeooo:paragraph-rsid="001a63b1" style:font-size-asian="20pt" style:font-weight-asian="bold" style:font-size-complex="20pt" style:font-weight-complex="bold"/>
    </style:style>
    <style:style style:name="P12" style:family="paragraph" style:parent-style-name="Text_20_body">
      <style:text-properties fo:color="#c5000b" loext:opacity="100%" style:font-name="Agency FB1" fo:font-size="20pt" officeooo:paragraph-rsid="001a63b1" style:font-size-asian="20pt" style:font-size-complex="20pt"/>
    </style:style>
    <style:style style:name="P13" style:family="paragraph" style:parent-style-name="Heading_20_2" style:list-style-name="">
      <style:text-properties officeooo:paragraph-rsid="001a63b1"/>
    </style:style>
    <style:style style:name="P14" style:family="paragraph" style:parent-style-name="Text_20_body" style:list-style-name="L1">
      <style:paragraph-properties fo:margin-top="0cm" fo:margin-bottom="0cm" style:contextual-spacing="false" fo:line-height="100%"/>
      <style:text-properties style:font-name="Agency FB1" fo:font-size="16pt" fo:font-weight="normal" officeooo:rsid="0013c297" officeooo:paragraph-rsid="001a63b1" style:font-size-asian="16pt" style:font-weight-asian="normal" style:font-size-complex="16pt" style:font-weight-complex="normal"/>
    </style:style>
    <style:style style:name="T1" style:family="text">
      <style:text-properties fo:color="#004586" loext:opacity="100%" style:font-name="Agency FB1" fo:font-size="15pt" fo:font-weight="bold" officeooo:rsid="001d83ba" style:font-size-asian="11.25pt" style:font-weight-asian="bold" style:font-size-complex="12.8500003814697pt" style:font-weight-complex="bold"/>
    </style:style>
    <style:style style:name="T2" style:family="text">
      <style:text-properties fo:color="#004586" loext:opacity="100%" style:font-name="Agency FB1" fo:font-size="44pt" fo:font-weight="bold" officeooo:rsid="0015d9d3" style:font-size-asian="44pt" style:font-weight-asian="bold" style:font-size-complex="44pt" style:font-weight-complex="bold"/>
    </style:style>
    <style:style style:name="T3" style:family="text">
      <style:text-properties fo:font-variant="normal" fo:text-transform="none" fo:color="#004586" loext:opacity="100%" style:font-name="Agency FB1" fo:font-size="48pt" fo:letter-spacing="normal" fo:font-style="normal" fo:font-weight="bold" style:font-size-asian="48pt" style:font-size-complex="48pt"/>
    </style:style>
    <style:style style:name="T4" style:family="text">
      <style:text-properties fo:font-variant="normal" fo:text-transform="none" style:font-name="Agency FB1" fo:font-size="48pt" fo:letter-spacing="normal" fo:font-style="normal" fo:font-weight="bold" style:font-size-asian="48pt" style:font-size-complex="48pt"/>
    </style:style>
    <style:style style:name="T5" style:family="text">
      <style:text-properties style:font-name="Agency FB1" fo:font-size="48pt" style:font-size-asian="48pt" style:font-size-complex="48pt"/>
    </style:style>
    <style:style style:name="T6" style:family="text">
      <style:text-properties fo:color="#004586" loext:opacity="100%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c5000b" loext:opacity="100%" style:font-name="Agency FB1" fo:font-size="20pt" style:font-size-asian="20pt" style:font-size-complex="2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2" text:anchor-type="char" svg:x="13.026cm" svg:y="-0.377cm" svg:width="6.138cm" svg:height="1.667cm" draw:z-index="0"><draw:image xlink:href="Pictures/10000001000000E80000003FD58B6F8F.png" xlink:type="simple" xlink:show="embed" xlink:actuate="onLoad" draw:mime-type="image/png"/></draw:frame></text:h>
      <text:h text:style-name="P2" text:outline-level="1"/>
      <text:h text:style-name="P2" text:outline-level="1"/>
      <text:h text:style-name="P2" text:outline-level="1"/>
      <text:h text:style-name="P3" text:outline-level="1"/>
      <text:p text:style-name="P4"/>
      <text:p text:style-name="P5"><text:bookmark-start text:name="__RefHeading___Toc195_1357662342"/><text:span text:style-name="T1"><text:s/></text:span><text:span text:style-name="T2"><text:line-break/></text:span><text:line-break/><text:span text:style-name="T3">ACTIVIDAD 4</text:span><text:bookmark-end text:name="__RefHeading___Toc195_1357662342"/></text:p>
      <text:p text:style-name="P6"><text:span text:style-name="T4">CRMS ACTUALES</text:span><text:span text:style-name="T5"> </text:span></text:p>
      <text:p text:style-name="P7"/>
      <text:p text:style-name="P8"/>
      <text:p text:style-name="P8"/>
      <text:table-of-content text:style-name="Sect1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ndex"/>
            <text:index-source-style text:style-name="Index_20_1"/>
            <text:index-source-style text:style-name="Index_20_2"/>
            <text:index-source-style text:style-name="User_20_Index_20_1"/>
            <text:index-source-style text:style-name="User_20_Index_20_2"/>
          </text:index-source-styles>
        </text:table-of-content-source>
        <text:index-body>
          <text:index-title text:style-name="Sect2" text:name="Sumario1_Head">
            <text:p text:style-name="P9">Sumario</text:p>
          </text:index-title>
          <text:p text:style-name="P10"><text:a xlink:type="simple" xlink:href="#__RefHeading___Toc3677_1357662342" text:style-name="Index_20_Link" text:visited-style-name="Index_20_Link"><text:span text:style-name="T6">ACTIVIDAD:<text:tab/>3</text:span></text:a></text:p>
        </text:index-body>
      </text:table-of-content>
      <text:h text:style-name="P11" text:outline-level="2" text:is-list-header="true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3" text:outline-level="2"><text:bookmark-start text:name="__RefHeading___Toc3677_1357662342"/><text:soft-page-break/><text:span text:style-name="T7">ACTIVIDAD: </text:span><text:bookmark-end text:name="__RefHeading___Toc3677_1357662342"/></text:h>
      <text:list text:style-name="L1">
        <text:list-header>
          <text:p text:style-name="P14"><draw:frame draw:style-name="fr2" draw:name="Imagen1" text:anchor-type="char" svg:x="-0.236cm" svg:y="0.233cm" svg:width="19.646cm" svg:height="8.013cm" draw:z-index="1"><draw:image xlink:href="Pictures/100000010000047C000001F5E6FAE980.png" xlink:type="simple" xlink:show="embed" xlink:actuate="onLoad" draw:mime-type="image/png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style:font-family-generic="swiss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color="#004586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ing_20_1">
      <style:paragraph-properties fo:text-align="end" style:justify-single-word="false"/>
      <style:text-properties fo:color="#004586" loext:opacity="100%" style:font-name="Agency FB1" fo:font-size="14pt" fo:font-weight="bold" officeooo:rsid="001efcdd" officeooo:paragraph-rsid="001efcd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  <style:text-properties fo:color="#004586" loext:opacity="100%" fo:font-weight="bold" officeooo:rsid="000b16c6" officeooo:paragraph-rsid="000b16c6" style:font-weight-asian="bold" style:font-weight-complex="bold"/>
    </style:style>
    <style:style style:name="MT1" style:family="text">
      <style:text-properties officeooo:rsid="000b81ac"/>
    </style:style>
    <style:page-layout style:name="Mpm1" style:page-usage="mirrored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-top="none" fo:border-bottom="none" fo:border-left="1.5pt solid #000000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h text:style-name="MP2" text:outline-level="1" text:is-list-header="true">Sistemas Xestión Empresarial</text:h>
        <text:p text:style-name="MP3">Ricardo A. Bautis<text:span text:style-name="MT1">ta Díaz</text:span>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00:45:21.344287600</meta:creation-date>
    <meta:editing-duration>PT1H13M40S</meta:editing-duration>
    <meta:editing-cycles>7</meta:editing-cycles>
    <meta:generator>LibreOffice/25.2.5.2$Windows_X86_64 LibreOffice_project/03d19516eb2e1dd5d4ccd751a0d6f35f35e08022</meta:generator>
    <dc:title>Tareas</dc:title>
    <dc:date>2025-09-30T19:24:27.964412900</dc:date>
    <meta:print-date>2025-09-30T19:24:00.490548700</meta:print-date>
    <meta:printed-by>Archivos PDF</meta:printed-by>
    <meta:document-statistic meta:table-count="0" meta:image-count="2" meta:object-count="0" meta:page-count="3" meta:paragraph-count="10" meta:word-count="18" meta:character-count="113" meta:non-whitespace-character-count="100"/>
    <meta:template xlink:type="simple" xlink:actuate="onRequest" xlink:title="Tareas" xlink:href="../../../../AppData/Roaming/LibreOffice/4/user/template/Tareas.ott" meta:date="2025-09-27T00:45:21.021365400"/>
  </office:meta>
</office:document-meta>
</file>